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59cm" draw:marker-start-width="0.437cm" draw:marker-end="Arrow" draw:marker-end-width="0.537cm" draw:fill="none" draw:textarea-vertical-align="middle" fo:padding-top="0.203cm" fo:padding-bottom="0.203cm" fo:padding-left="0.328cm" fo:padding-right="0.32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5.3cm" svg:y1="18.5cm" svg:x2="22.3cm" svg:y2="18.5cm">
          <text:p/>
        </draw:line>
        <draw:line draw:style-name="gr1" draw:text-style-name="P1" draw:layer="layout" svg:x1="5.36cm" svg:y1="18.5cm" svg:x2="5.36cm" svg:y2="1.5cm">
          <text:p/>
        </draw:line>
        <draw:line draw:style-name="gr2" draw:text-style-name="P1" draw:layer="layout" svg:x1="5.46cm" svg:y1="17.4cm" svg:x2="20.46cm" svg:y2="17.4cm">
          <text:p/>
        </draw:line>
        <draw:line draw:style-name="gr2" draw:text-style-name="P1" draw:layer="layout" svg:x1="5.46cm" svg:y1="16.4cm" svg:x2="20.46cm" svg:y2="16.4cm">
          <text:p/>
        </draw:line>
        <draw:line draw:style-name="gr2" draw:text-style-name="P1" draw:layer="layout" svg:x1="5.46cm" svg:y1="15.4cm" svg:x2="20.46cm" svg:y2="15.4cm">
          <text:p/>
        </draw:line>
        <draw:line draw:style-name="gr2" draw:text-style-name="P1" draw:layer="layout" svg:x1="5.46cm" svg:y1="14.4cm" svg:x2="20.46cm" svg:y2="14.4cm">
          <text:p/>
        </draw:line>
        <draw:line draw:style-name="gr2" draw:text-style-name="P1" draw:layer="layout" svg:x1="5.46cm" svg:y1="13.4cm" svg:x2="20.46cm" svg:y2="13.4cm">
          <text:p/>
        </draw:line>
        <draw:line draw:style-name="gr2" draw:text-style-name="P1" draw:layer="layout" svg:x1="5.46cm" svg:y1="12.4cm" svg:x2="20.46cm" svg:y2="12.4cm">
          <text:p/>
        </draw:line>
        <draw:line draw:style-name="gr2" draw:text-style-name="P1" draw:layer="layout" svg:x1="5.46cm" svg:y1="11.4cm" svg:x2="20.46cm" svg:y2="11.4cm">
          <text:p/>
        </draw:line>
        <draw:line draw:style-name="gr2" draw:text-style-name="P1" draw:layer="layout" svg:x1="5.46cm" svg:y1="10.4cm" svg:x2="20.46cm" svg:y2="10.4cm">
          <text:p/>
        </draw:line>
        <draw:line draw:style-name="gr2" draw:text-style-name="P1" draw:layer="layout" svg:x1="5.46cm" svg:y1="9.4cm" svg:x2="20.46cm" svg:y2="9.4cm">
          <text:p/>
        </draw:line>
        <draw:line draw:style-name="gr2" draw:text-style-name="P1" draw:layer="layout" svg:x1="5.46cm" svg:y1="8.4cm" svg:x2="20.46cm" svg:y2="8.4cm">
          <text:p/>
        </draw:line>
        <draw:line draw:style-name="gr2" draw:text-style-name="P1" draw:layer="layout" svg:x1="5.46cm" svg:y1="7.4cm" svg:x2="20.46cm" svg:y2="7.4cm">
          <text:p/>
        </draw:line>
        <draw:line draw:style-name="gr2" draw:text-style-name="P1" draw:layer="layout" svg:x1="5.46cm" svg:y1="6.4cm" svg:x2="20.46cm" svg:y2="6.4cm">
          <text:p/>
        </draw:line>
        <draw:line draw:style-name="gr2" draw:text-style-name="P1" draw:layer="layout" svg:x1="5.46cm" svg:y1="5.4cm" svg:x2="20.46cm" svg:y2="5.4cm">
          <text:p/>
        </draw:line>
        <draw:frame draw:style-name="gr3" draw:text-style-name="P2" draw:layer="layout" svg:width="1.81cm" svg:height="0.962cm" svg:x="19.7cm" svg:y="18.7cm">
          <draw:text-box>
            <text:p text:style-name="P2"><text:span text:style-name="T1">ngx </text:span></text:p>
          </draw:text-box>
        </draw:frame>
        <draw:frame draw:style-name="gr3" draw:layer="layout" svg:width="1.81cm" svg:height="0.962cm" svg:x="3.629cm" svg:y="2.9cm">
          <draw:text-box>
            <text:p><text:span text:style-name="T1">ngy</text:span> </text:p>
          </draw:text-box>
        </draw:frame>
        <draw:line draw:style-name="gr2" draw:text-style-name="P1" draw:layer="layout" svg:x1="6.36cm" svg:y1="18.4cm" svg:x2="6.36cm" svg:y2="3.4cm">
          <text:p/>
        </draw:line>
        <draw:line draw:style-name="gr2" draw:text-style-name="P1" draw:layer="layout" svg:x1="7.36cm" svg:y1="18.4cm" svg:x2="7.36cm" svg:y2="3.4cm">
          <text:p/>
        </draw:line>
        <draw:frame draw:style-name="gr3" draw:layer="layout" svg:width="1.103cm" svg:height="0.962cm" svg:x="22.3cm" svg:y="18cm">
          <draw:text-box>
            <text:p><text:span text:style-name="T1">X</text:span> </text:p>
          </draw:text-box>
        </draw:frame>
        <draw:frame draw:style-name="gr3" draw:text-style-name="P2" draw:layer="layout" svg:width="0.925cm" svg:height="0.962cm" svg:x="4.901cm" svg:y="0.6cm">
          <draw:text-box>
            <text:p text:style-name="P2"><text:span text:style-name="T1">Y</text:span></text:p>
          </draw:text-box>
        </draw:frame>
        <draw:line draw:style-name="gr2" draw:text-style-name="P1" draw:layer="layout" svg:x1="5.46cm" svg:y1="4.4cm" svg:x2="20.46cm" svg:y2="4.4cm">
          <text:p/>
        </draw:line>
        <draw:line draw:style-name="gr2" draw:text-style-name="P1" draw:layer="layout" svg:x1="5.46cm" svg:y1="3.4cm" svg:x2="20.46cm" svg:y2="3.4cm">
          <text:p/>
        </draw:line>
        <draw:line draw:style-name="gr2" draw:text-style-name="P1" draw:layer="layout" svg:x1="8.46cm" svg:y1="18.4cm" svg:x2="8.46cm" svg:y2="3.4cm">
          <text:p/>
        </draw:line>
        <draw:line draw:style-name="gr2" draw:text-style-name="P1" draw:layer="layout" svg:x1="9.46cm" svg:y1="18.4cm" svg:x2="9.46cm" svg:y2="3.4cm">
          <text:p/>
        </draw:line>
        <draw:line draw:style-name="gr2" draw:text-style-name="P1" draw:layer="layout" svg:x1="10.46cm" svg:y1="18.4cm" svg:x2="10.46cm" svg:y2="3.4cm">
          <text:p/>
        </draw:line>
        <draw:line draw:style-name="gr2" draw:text-style-name="P1" draw:layer="layout" svg:x1="11.46cm" svg:y1="18.4cm" svg:x2="11.46cm" svg:y2="3.4cm">
          <text:p/>
        </draw:line>
        <draw:line draw:style-name="gr2" draw:text-style-name="P1" draw:layer="layout" svg:x1="12.46cm" svg:y1="18.4cm" svg:x2="12.46cm" svg:y2="3.4cm">
          <text:p/>
        </draw:line>
        <draw:line draw:style-name="gr2" draw:text-style-name="P1" draw:layer="layout" svg:x1="13.46cm" svg:y1="18.4cm" svg:x2="13.46cm" svg:y2="3.4cm">
          <text:p/>
        </draw:line>
        <draw:line draw:style-name="gr2" draw:text-style-name="P1" draw:layer="layout" svg:x1="14.46cm" svg:y1="18.4cm" svg:x2="14.46cm" svg:y2="3.4cm">
          <text:p/>
        </draw:line>
        <draw:line draw:style-name="gr2" draw:text-style-name="P1" draw:layer="layout" svg:x1="15.46cm" svg:y1="18.4cm" svg:x2="15.46cm" svg:y2="3.4cm">
          <text:p/>
        </draw:line>
        <draw:line draw:style-name="gr2" draw:text-style-name="P1" draw:layer="layout" svg:x1="16.46cm" svg:y1="18.4cm" svg:x2="16.46cm" svg:y2="3.4cm">
          <text:p/>
        </draw:line>
        <draw:line draw:style-name="gr2" draw:text-style-name="P1" draw:layer="layout" svg:x1="17.46cm" svg:y1="18.4cm" svg:x2="17.46cm" svg:y2="3.4cm">
          <text:p/>
        </draw:line>
        <draw:line draw:style-name="gr2" draw:text-style-name="P1" draw:layer="layout" svg:x1="18.46cm" svg:y1="18.4cm" svg:x2="18.46cm" svg:y2="3.4cm">
          <text:p/>
        </draw:line>
        <draw:line draw:style-name="gr2" draw:text-style-name="P1" draw:layer="layout" svg:x1="19.46cm" svg:y1="18.4cm" svg:x2="19.46cm" svg:y2="3.4cm">
          <text:p/>
        </draw:line>
        <draw:line draw:style-name="gr2" draw:text-style-name="P1" draw:layer="layout" svg:x1="20.46cm" svg:y1="18.4cm" svg:x2="20.46cm" svg:y2="3.4cm">
          <text:p/>
        </draw:line>
        <draw:frame draw:style-name="gr3" draw:text-style-name="P2" draw:layer="layout" svg:width="1.031cm" svg:height="0.962cm" svg:x="4.03cm" svg:y="18cm">
          <draw:text-box>
            <text:p text:style-name="P2"><text:span text:style-name="T1">1 </text:span></text:p>
          </draw:text-box>
        </draw:frame>
        <draw:frame draw:style-name="gr3" draw:layer="layout" svg:width="1.031cm" svg:height="0.962cm" svg:x="4.031cm" svg:y="16.9cm">
          <draw:text-box>
            <text:p><text:span text:style-name="T1">2</text:span> </text:p>
          </draw:text-box>
        </draw:frame>
        <draw:frame draw:style-name="gr3" draw:layer="layout" svg:width="1.031cm" svg:height="0.962cm" svg:x="4.931cm" svg:y="18.7cm">
          <draw:text-box>
            <text:p><text:span text:style-name="T1">1</text:span> </text:p>
          </draw:text-box>
        </draw:frame>
        <draw:frame draw:style-name="gr3" draw:layer="layout" svg:width="1.031cm" svg:height="0.962cm" svg:x="5.932cm" svg:y="18.7cm">
          <draw:text-box>
            <text:p><text:span text:style-name="T1">2</text:span> </text:p>
          </draw:text-box>
        </draw:frame>
        <draw:frame draw:style-name="gr3" draw:layer="layout" svg:width="1.031cm" svg:height="0.962cm" svg:x="4.032cm" svg:y="15.9cm">
          <draw:text-box>
            <text:p><text:span text:style-name="T1">3</text:span> </text:p>
          </draw:text-box>
        </draw:frame>
        <draw:frame draw:style-name="gr3" draw:text-style-name="P2" draw:layer="layout" svg:width="1.031cm" svg:height="0.962cm" svg:x="6.933cm" svg:y="18.7cm">
          <draw:text-box>
            <text:p text:style-name="P2"><text:span text:style-name="T1">3 </text:span></text:p>
          </draw:text-box>
        </draw:frame>
        <draw:frame draw:style-name="gr3" draw:text-style-name="P3" draw:layer="layout" svg:width="2.509cm" svg:height="1.047cm" svg:x="11.73cm" svg:y="1.7cm">
          <draw:text-box>
            <text:p><text:span text:style-name="T2">G(x,y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orth </meta:initial-creator>
    <meta:creation-date>2015-10-14T12:47:45.205668452</meta:creation-date>
    <meta:editing-duration>PT39M3S</meta:editing-duration>
    <meta:editing-cycles>8</meta:editing-cycles>
    <dc:date>2015-10-14T15:58:56.265376859</dc:date>
    <dc:creator>borth </dc:creator>
    <meta:generator>LibreOffice/4.2.8.2$Linux_X86_64 LibreOffice_project/420m0$Build-2</meta:generator>
    <meta:document-statistic meta:object-count="66"/>
  </office:meta>
</office:document-meta>
</file>